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b3c4" officeooo:paragraph-rsid="000db3c4"/>
    </style:style>
    <style:style style:name="P2" style:family="paragraph" style:parent-style-name="Standard">
      <style:text-properties officeooo:rsid="000f1a57" officeooo:paragraph-rsid="000db3c4"/>
    </style:style>
    <style:style style:name="P3" style:family="paragraph" style:parent-style-name="Standard">
      <style:text-properties officeooo:rsid="000f9034" officeooo:paragraph-rsid="000f9034"/>
    </style:style>
    <style:style style:name="P4" style:family="paragraph" style:parent-style-name="Standard">
      <style:text-properties officeooo:rsid="000f9034" officeooo:paragraph-rsid="00107e33"/>
    </style:style>
    <style:style style:name="P5" style:family="paragraph" style:parent-style-name="Standard">
      <style:text-properties officeooo:rsid="00107e33" officeooo:paragraph-rsid="00107e33"/>
    </style:style>
    <style:style style:name="P6" style:family="paragraph" style:parent-style-name="Standard">
      <style:text-properties officeooo:rsid="00115f37" officeooo:paragraph-rsid="001b09c3"/>
    </style:style>
    <style:style style:name="P7" style:family="paragraph" style:parent-style-name="Standard">
      <style:text-properties officeooo:rsid="0017603c" officeooo:paragraph-rsid="0017603c"/>
    </style:style>
    <style:style style:name="P8" style:family="paragraph" style:parent-style-name="Standard">
      <style:text-properties officeooo:rsid="001b09c3" officeooo:paragraph-rsid="001b09c3"/>
    </style:style>
    <style:style style:name="T1" style:family="text">
      <style:text-properties officeooo:rsid="00107e33"/>
    </style:style>
    <style:style style:name="T2" style:family="text">
      <style:text-properties officeooo:rsid="00115f37"/>
    </style:style>
    <style:style style:name="T3" style:family="text">
      <style:text-properties officeooo:rsid="001199d4"/>
    </style:style>
    <style:style style:name="T4" style:family="text">
      <style:text-properties officeooo:rsid="0014b1b3"/>
    </style:style>
    <style:style style:name="T5" style:family="text">
      <style:text-properties officeooo:rsid="0014f15d"/>
    </style:style>
    <style:style style:name="T6" style:family="text">
      <style:text-properties officeooo:rsid="0017eecb"/>
    </style:style>
    <style:style style:name="T7" style:family="text">
      <style:text-properties officeooo:rsid="0018d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sir,</text:p>
      <text:p text:style-name="P1"/>
      <text:p text:style-name="P7">When I learn C I felt it’s easy to learn but <text:span text:style-name="T6">it’s not easy to build the program.</text:span></text:p>
      <text:p text:style-name="P7"/>
      <text:p text:style-name="P4"><text:span text:style-name="T6">So </text:span>I beg<text:span text:style-name="T1">a</text:span>n to find a way <text:span text:style-name="T2">of</text:span> <text:span text:style-name="T7">writing C programs that </text:span>friendly <text:span text:style-name="T4">for non technical stuff like beginners, students, hobbyists, scientists and even for the hard coders. </text:span>So I implement <text:span text:style-name="T3">a </text:span>C library, <text:span text:style-name="T3">helper apps</text:span> <text:span text:style-name="T1">and programming conversion </text:span>called EC (Extended C / ‘<text:span text:style-name="T3">easy’</text:span>) <text:span text:style-name="T4">for C programming</text:span>.</text:p>
      <text:p text:style-name="P3"/>
      <text:p text:style-name="P5">Because of EC I <text:span text:style-name="T5">am</text:span> able program in C with objects in mind and use arrays, lists, garbage collections and so on. I tried my best to keep <text:span text:style-name="T2">it without</text:span> performance los<text:span text:style-name="T2">t</text:span>. But I have no idea how it <text:span text:style-name="T2">will effect </text:span>the real world.</text:p>
      <text:p text:style-name="P5"/>
      <text:p text:style-name="P6">If you have any time <text:span text:style-name="T3">please check out my videos on YouTube. You can find the source code on github. All the links are given down below.</text:span></text:p>
      <text:p text:style-name="P6"/>
      <text:p text:style-name="P6"><text:span text:style-name="T3">If you feel it’s good enough and handy to use as the first release I’m so glad and graceful of your kind attention.</text:span></text:p>
      <text:p text:style-name="P6"/>
      <text:p text:style-name="P8">Thank you!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2:19:33.135259804</meta:creation-date>
    <dc:date>2020-08-10T14:12:24.341091940</dc:date>
    <meta:editing-duration>PT54M2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64" meta:character-count="847" meta:non-whitespace-character-count="690"/>
  </office:meta>
</office:document-meta>
</file>